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2_M1_U1_L1.mp4</text:p>
          </table:table-cell>
          <table:table-cell office:value-type="time" office:time-value="PT00H18M17S" calcext:value-type="time">
            <text:p>00:18:17</text:p>
          </table:table-cell>
          <table:table-cell office:value-type="string" calcext:value-type="string">
            <text:p>D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O2_M1_U1_L2.mp4</text:p>
          </table:table-cell>
          <table:table-cell office:value-type="time" office:time-value="PT00H11M48S" calcext:value-type="time">
            <text:p>00:11:4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1_L3.mp4</text:p>
          </table:table-cell>
          <table:table-cell office:value-type="time" office:time-value="PT00H16M49S" calcext:value-type="time">
            <text:p>00:16:4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1_L4.mp4</text:p>
          </table:table-cell>
          <table:table-cell office:value-type="time" office:time-value="PT00H09M22S" calcext:value-type="time">
            <text:p>00:09:22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2_L1_1.mp4</text:p>
          </table:table-cell>
          <table:table-cell office:value-type="time" office:time-value="PT00H16M04S" calcext:value-type="time">
            <text:p>00:16:0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otal length</text:p>
          </table:table-cell>
          <table:table-cell table:style-name="ce1" table:formula="of:=SUM([.B1:.B47])" office:value-type="time" office:time-value="PT11H30M02S" calcext:value-type="time">
            <text:p>11:30:02</text:p>
          </table:table-cell>
        </table:table-row>
        <table:table-row table:style-name="ro1">
          <table:table-cell office:value-type="string" calcext:value-type="string">
            <text:p>SO2_M1_U2_L1_2.mp4</text:p>
          </table:table-cell>
          <table:table-cell office:value-type="time" office:time-value="PT00H15M34S" calcext:value-type="time">
            <text:p>00:15:3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otal videos</text:p>
          </table:table-cell>
          <table:table-cell table:formula="of:=COUNTIF([.A1:.A47]; &quot;so*&quot;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O2_M1_U2_L2.mp4</text:p>
          </table:table-cell>
          <table:table-cell office:value-type="time" office:time-value="PT00H24M42S" calcext:value-type="time">
            <text:p>00:24:42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2_L3.mp4</text:p>
          </table:table-cell>
          <table:table-cell office:value-type="time" office:time-value="PT00H12M48S" calcext:value-type="time">
            <text:p>00:12:48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one length</text:p>
          </table:table-cell>
          <table:table-cell table:style-name="ce1" table:formula="of:=SUMIF([.C1:.C47];&quot;D&quot;;[.B1:.B47])" office:value-type="time" office:time-value="PT10H31M24S" calcext:value-type="time">
            <text:p>10:31:24</text:p>
          </table:table-cell>
        </table:table-row>
        <table:table-row table:style-name="ro1">
          <table:table-cell office:value-type="string" calcext:value-type="string">
            <text:p>SO2_M1_U3_L1.mp4</text:p>
          </table:table-cell>
          <table:table-cell office:value-type="time" office:time-value="PT00H11M57S" calcext:value-type="time">
            <text:p>00:11:57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one videos</text:p>
          </table:table-cell>
          <table:table-cell table:formula="of:=COUNTIF([.C1:.C47];&quot;D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2_M1_U3_L2_1.mp4</text:p>
          </table:table-cell>
          <table:table-cell office:value-type="time" office:time-value="PT00H12M00S" calcext:value-type="time">
            <text:p>00:12:0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3_L2_2.mp4</text:p>
          </table:table-cell>
          <table:table-cell office:value-type="time" office:time-value="PT00H24M59S" calcext:value-type="time">
            <text:p>00:24:59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maining length</text:p>
          </table:table-cell>
          <table:table-cell table:style-name="ce3" table:formula="of:=[.G5]-[.G8]" office:value-type="time" office:time-value="PT00H58M38S" calcext:value-type="time">
            <text:p>00:58:38</text:p>
          </table:table-cell>
        </table:table-row>
        <table:table-row table:style-name="ro1">
          <table:table-cell office:value-type="string" calcext:value-type="string">
            <text:p>SO2_M1_U3_L3.mp4</text:p>
          </table:table-cell>
          <table:table-cell office:value-type="time" office:time-value="PT00H07M55S" calcext:value-type="time">
            <text:p>00:07:5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maining videos</text:p>
          </table:table-cell>
          <table:table-cell table:style-name="ce4" table:formula="of:=[.G6]-[.G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2_M1_U3_L4.mp4</text:p>
          </table:table-cell>
          <table:table-cell office:value-type="time" office:time-value="PT00H11M02S" calcext:value-type="time">
            <text:p>00:11:02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3_L5.mp4</text:p>
          </table:table-cell>
          <table:table-cell office:value-type="time" office:time-value="PT00H13M54S" calcext:value-type="time">
            <text:p>00:13:5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1_L1.mp4</text:p>
          </table:table-cell>
          <table:table-cell office:value-type="time" office:time-value="PT00H18M25S" calcext:value-type="time">
            <text:p>00:18:2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1_L2_1.mp4</text:p>
          </table:table-cell>
          <table:table-cell office:value-type="time" office:time-value="PT00H17M55S" calcext:value-type="time">
            <text:p>00:17:5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1_L2_2.mp4</text:p>
          </table:table-cell>
          <table:table-cell office:value-type="time" office:time-value="PT00H09M40S" calcext:value-type="time">
            <text:p>00:09:4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2_L1.mp4</text:p>
          </table:table-cell>
          <table:table-cell office:value-type="time" office:time-value="PT00H13M23S" calcext:value-type="time">
            <text:p>00:13:23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2_L2.mp4</text:p>
          </table:table-cell>
          <table:table-cell office:value-type="time" office:time-value="PT00H10M14S" calcext:value-type="time">
            <text:p>00:10:1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2_L3.mp4</text:p>
          </table:table-cell>
          <table:table-cell office:value-type="time" office:time-value="PT00H22M35S" calcext:value-type="time">
            <text:p>00:22:3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2_L4.mp4</text:p>
          </table:table-cell>
          <table:table-cell office:value-type="time" office:time-value="PT00H09M54S" calcext:value-type="time">
            <text:p>00:09:5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1.mp4</text:p>
          </table:table-cell>
          <table:table-cell office:value-type="time" office:time-value="PT00H24M51S" calcext:value-type="time">
            <text:p>00:24:51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2_1.mp4</text:p>
          </table:table-cell>
          <table:table-cell office:value-type="time" office:time-value="PT00H20M48S" calcext:value-type="time">
            <text:p>00:20:4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2_2.mp4</text:p>
          </table:table-cell>
          <table:table-cell office:value-type="time" office:time-value="PT00H08M36S" calcext:value-type="time">
            <text:p>00:08:36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3_1.mp4</text:p>
          </table:table-cell>
          <table:table-cell office:value-type="time" office:time-value="PT00H14M38S" calcext:value-type="time">
            <text:p>00:14:3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3_2.mp4</text:p>
          </table:table-cell>
          <table:table-cell office:value-type="time" office:time-value="PT00H12M04S" calcext:value-type="time">
            <text:p>00:12:0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1.mp4</text:p>
          </table:table-cell>
          <table:table-cell office:value-type="time" office:time-value="PT00H18M58S" calcext:value-type="time">
            <text:p>00:18:5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2.mp4</text:p>
          </table:table-cell>
          <table:table-cell office:value-type="time" office:time-value="PT00H08M07S" calcext:value-type="time">
            <text:p>00:08:07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3_1.mp4</text:p>
          </table:table-cell>
          <table:table-cell office:value-type="time" office:time-value="PT00H18M57S" calcext:value-type="time">
            <text:p>00:18:57</text:p>
          </table:table-cell>
          <table:table-cell office:value-type="string" calcext:value-type="string">
            <text:p>D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2_M3_U2_L3_2.mp4</text:p>
          </table:table-cell>
          <table:table-cell office:value-type="time" office:time-value="PT00H20M25S" calcext:value-type="time">
            <text:p>00:20:2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4.mp4</text:p>
          </table:table-cell>
          <table:table-cell office:value-type="time" office:time-value="PT00H18M25S" calcext:value-type="time">
            <text:p>00:18:25</text:p>
          </table:table-cell>
          <table:table-cell office:value-type="string" calcext:value-type="string">
            <text:p>D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2_M3_U2_L5.mp4</text:p>
          </table:table-cell>
          <table:table-cell office:value-type="time" office:time-value="PT00H09M54S" calcext:value-type="time">
            <text:p>00:09:5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6.mp4</text:p>
          </table:table-cell>
          <table:table-cell office:value-type="time" office:time-value="PT00H05M04S" calcext:value-type="time">
            <text:p>00:05:0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3_L1.mp4</text:p>
          </table:table-cell>
          <table:table-cell office:value-type="time" office:time-value="PT00H07M19S" calcext:value-type="time">
            <text:p>00:07:1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3_L2.mp4</text:p>
          </table:table-cell>
          <table:table-cell office:value-type="time" office:time-value="PT00H16M00S" calcext:value-type="time">
            <text:p>00:16:0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1_L1.mp4</text:p>
          </table:table-cell>
          <table:table-cell office:value-type="time" office:time-value="PT00H25M22S" calcext:value-type="time">
            <text:p>00:25:22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SO2_M4_U2_L1.mp4</text:p>
          </table:table-cell>
          <table:table-cell office:value-type="time" office:time-value="PT00H19M21S" calcext:value-type="time">
            <text:p>00:19:21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2_L2.mp4</text:p>
          </table:table-cell>
          <table:table-cell office:value-type="time" office:time-value="PT00H15M45S" calcext:value-type="time">
            <text:p>00:15:4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1.mp4</text:p>
          </table:table-cell>
          <table:table-cell office:value-type="time" office:time-value="PT00H07M39S" calcext:value-type="time">
            <text:p>00:07:3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2.mp4</text:p>
          </table:table-cell>
          <table:table-cell office:value-type="time" office:time-value="PT00H17M10S" calcext:value-type="time">
            <text:p>00:17:1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3.mp4</text:p>
          </table:table-cell>
          <table:table-cell office:value-type="time" office:time-value="PT00H14M45S" calcext:value-type="time">
            <text:p>00:14:4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4.mp4</text:p>
          </table:table-cell>
          <table:table-cell office:value-type="time" office:time-value="PT00H04M29S" calcext:value-type="time">
            <text:p>00:04:2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5_1.mp4</text:p>
          </table:table-cell>
          <table:table-cell office:value-type="time" office:time-value="PT00H13M30S" calcext:value-type="time">
            <text:p>00:13:3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5_2.mp4</text:p>
          </table:table-cell>
          <table:table-cell office:value-type="time" office:time-value="PT00H20M29S" calcext:value-type="time">
            <text:p>00:20: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6.mp4</text:p>
          </table:table-cell>
          <table:table-cell office:value-type="time" office:time-value="PT00H13M59S" calcext:value-type="time">
            <text:p>00:13: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7.mp4</text:p>
          </table:table-cell>
          <table:table-cell office:value-type="time" office:time-value="PT00H11M59S" calcext:value-type="time">
            <text:p>00:11: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4_L1.mp4</text:p>
          </table:table-cell>
          <table:table-cell office:value-type="time" office:time-value="PT00H12M11S" calcext:value-type="time">
            <text:p>00:12:1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videos.A1:videos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09:23:24.547076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7T10:31:24.066783427</dc:date>
    <meta:editing-duration>P1DT2H2M29S</meta:editing-duration>
    <meta:editing-cycles>38</meta:editing-cycles>
    <meta:generator>LibreOffice/7.0.4.2$Linux_X86_64 LibreOffice_project/00$Build-2</meta:generator>
    <meta:document-statistic meta:table-count="1" meta:cell-count="149" meta:object-count="0"/>
  </office:meta>
</office:document-meta>
</file>